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5.8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334cm" svg:height="1.524cm" svg:x="10.668cm" svg:y="2.794cm">
          <text:p text:style-name="P1">r2d2_naviga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34cm" svg:height="1.524cm" svg:x="1.524cm" svg:y="2.794cm">
          <text:p text:style-name="P1">speed_publish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858cm" svg:y1="3.556cm" svg:x2="10.668cm" svg:y2="3.556cm" draw:start-shape="id1" draw:start-glue-point="1" draw:end-shape="id2" svg:d="M6858 3556h3810" svg:viewBox="0 0 3811 1">
          <text:p text:style-name="P1">/cmd_vel</text:p>
        </draw:connector>
        <draw:custom-shape draw:style-name="gr3" draw:text-style-name="P1" xml:id="id3" draw:id="id3" draw:layer="layout" svg:width="6.35cm" svg:height="2.032cm" svg:x="17.526cm" svg:y="2.54cm">
          <text:p text:style-name="P1">Rviz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002cm" svg:y1="3.556cm" svg:x2="17.526cm" svg:y2="3.556cm" draw:start-shape="id2" draw:start-glue-point="1" draw:end-shape="id3" draw:end-glue-point="3" svg:d="M16002 3556h1524" svg:viewBox="0 0 1525 1">
          <text:p/>
        </draw:connector>
        <draw:frame draw:style-name="gr5" draw:text-style-name="P2" draw:layer="layout" svg:width="21.025cm" svg:height="0.962cm" svg:x="2.038cm" svg:y="1.324cm">
          <draw:text-box>
            <text:p>Sets the speed<text:tab/><text:tab/><text:tab/><text:tab/>Translates for Rviz<text:tab/><text:tab/><text:tab/>visualizes</text:p>
          </draw:text-box>
        </draw:frame>
        <draw:frame draw:style-name="gr6" draw:text-style-name="P2" draw:layer="layout" svg:width="22.033cm" svg:height="2.384cm" svg:x="1.778cm" svg:y="6.604cm">
          <draw:text-box>
            <text:p>The speed publisher posts a new speed each second on the topic /cmd_vel.</text:p>
            <text:p>The r2d2_navigator listens to the topic and translates the messages for Rviz.</text:p>
            <text:p>Rviz visualizes the robot.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7:01:03.465357609</meta:creation-date>
    <dc:date>2019-05-23T17:09:58.708516552</dc:date>
    <meta:editing-duration>PT8M55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